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1cad" officeooo:paragraph-rsid="000c1cad"/>
    </style:style>
    <style:style style:name="P2" style:family="paragraph" style:parent-style-name="Standard">
      <style:text-properties style:font-name="Corbel" officeooo:rsid="000c1cad" officeooo:paragraph-rsid="000c1cad" style:font-name-asian="Andale Sans UI" style:font-name-complex="Tahoma"/>
    </style:style>
    <style:style style:name="P3" style:family="paragraph" style:parent-style-name="Standard">
      <style:text-properties style:font-name="Corbel" officeooo:rsid="000d45d8" officeooo:paragraph-rsid="000d45d8" style:font-name-asian="Andale Sans UI" style:font-name-complex="Tahoma"/>
    </style:style>
    <style:style style:name="P4" style:family="paragraph" style:parent-style-name="Standard">
      <style:text-properties style:font-name="Corbel" officeooo:rsid="000d785b" officeooo:paragraph-rsid="000d785b" style:font-name-asian="Andale Sans UI" style:font-name-complex="Tahoma"/>
    </style:style>
    <style:style style:name="P5" style:family="paragraph" style:parent-style-name="Standard">
      <style:text-properties style:font-name="Corbel" officeooo:rsid="00110772" officeooo:paragraph-rsid="00110772" style:font-name-asian="Andale Sans UI" style:font-name-complex="Tahoma"/>
    </style:style>
    <style:style style:name="P6" style:family="paragraph" style:parent-style-name="Standard">
      <style:text-properties style:font-name="Corbel" officeooo:rsid="001129c2" officeooo:paragraph-rsid="001129c2" style:font-name-asian="Andale Sans UI" style:font-name-complex="Tahoma"/>
    </style:style>
    <style:style style:name="P7" style:family="paragraph" style:parent-style-name="Standard">
      <style:text-properties style:font-name="Corbel" officeooo:rsid="00125bf6" officeooo:paragraph-rsid="00125bf6" style:font-name-asian="Andale Sans UI" style:font-name-complex="Tahoma"/>
    </style:style>
    <style:style style:name="P8" style:family="paragraph" style:parent-style-name="Standard">
      <style:text-properties style:font-name="Corbel" officeooo:rsid="0013b9f3" officeooo:paragraph-rsid="0013b9f3" style:font-name-asian="Andale Sans UI" style:font-name-complex="Tahoma"/>
    </style:style>
    <style:style style:name="P9" style:family="paragraph" style:parent-style-name="Standard">
      <style:text-properties style:font-name="Corbel" officeooo:rsid="0013b9f3" officeooo:paragraph-rsid="001562fc" style:font-name-asian="Andale Sans UI" style:font-name-complex="Tahoma"/>
    </style:style>
    <style:style style:name="P10" style:family="paragraph" style:parent-style-name="Standard">
      <style:text-properties style:font-name="Corbel" officeooo:rsid="0017cba7" officeooo:paragraph-rsid="0017cba7" style:font-name-asian="Andale Sans UI" style:font-name-complex="Tahoma"/>
    </style:style>
    <style:style style:name="P11" style:family="paragraph" style:parent-style-name="Standard">
      <style:text-properties style:font-name="Corbel" officeooo:rsid="0018af26" officeooo:paragraph-rsid="0018af26" style:font-name-asian="Andale Sans UI" style:font-name-complex="Tahoma"/>
    </style:style>
    <style:style style:name="P12" style:family="paragraph" style:parent-style-name="Standard">
      <style:text-properties style:font-name="Corbel" officeooo:rsid="0018f06a" officeooo:paragraph-rsid="0018f06a" style:font-name-asian="Andale Sans UI" style:font-name-complex="Tahoma"/>
    </style:style>
    <style:style style:name="T1" style:family="text">
      <style:text-properties style:font-name="Corbel1" style:font-name-asian="Corbel1" style:font-name-complex="Corbel1"/>
    </style:style>
    <style:style style:name="T2" style:family="text">
      <style:text-properties style:font-name="Corbel" style:font-name-asian="Andale Sans UI" style:font-name-complex="Tahoma"/>
    </style:style>
    <style:style style:name="T3" style:family="text">
      <style:text-properties style:text-position="super 58%"/>
    </style:style>
    <style:style style:name="T4" style:family="text">
      <style:text-properties officeooo:rsid="000f552f"/>
    </style:style>
    <style:style style:name="T5" style:family="text">
      <style:text-properties officeooo:rsid="001562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 Seite 143 ist es etwas merkwürdig, dass erneut b <text:span text:style-name="T1">≠</text:span><text:span text:style-name="T2"> 0 gefordert wird (vgl. S. 142)</text:span></text:p>
      <text:p text:style-name="P2"/>
      <text:p text:style-name="P3">Auf Seite 146 die "Untersuchung" kommt mir etwas merkwürdig vor.</text:p>
      <text:p text:style-name="P3"/>
      <text:p text:style-name="P4">Zum adjungierten Vektor nochmals S148-149 lesen und entsprechende Fragen einpflegen.</text:p>
      <text:p text:style-name="P4"/>
      <text:p text:style-name="P4">Entscheidend ist die Aussage:</text:p>
      <text:p text:style-name="P4">A<text:span text:style-name="T3">+</text:span> wirkt im dualen Raum so, wie A im Hilbertraum wirkt! <text:span text:style-name="T4">(3.57)</text:span></text:p>
      <text:p text:style-name="P4"/>
      <text:p text:style-name="P5">Wie ist der Bra-Vektor eindeutig definiert? Über das Skalarprodukt mit den Basisvektoren im HILBERT-Raum (nicht im Dualraum!)</text:p>
      <text:p text:style-name="P5"/>
      <text:p text:style-name="P6">Die Seite 148 ist dubios</text:p>
      <text:p text:style-name="P6"/>
      <text:p text:style-name="P7">Rechtschreibfehler Seite 167 im Abschnitt b) Polynome: Defintion statt Definition</text:p>
      <text:p text:style-name="P7"/>
      <text:p text:style-name="P8"/>
      <text:p text:style-name="P8"/>
      <text:p text:style-name="P9"><text:soft-page-break/>Polare und axiale Vektoren sind wegen ihres unterschiedlichen Transformationsverhaltens Elemente verschiedener Vektorräume. Das Kreuzprodukt muss dabei als bilineare Abbildung zweier Vektorräume in einen dritten angesehen werden. <text:a xlink:type="simple" xlink:href="https://de.wikipedia.org/wiki/Vektor#Polare_und_axiale_Vektoren"><text:span text:style-name="T5">https://de.wikipedia.org/wiki/Vektor#Polare_und_axiale_Vektoren</text:span></text:a></text:p>
      <text:p text:style-name="P9"/>
      <text:p text:style-name="P10">Fehler gefunden: auf Seite 171 die Umschreibung der Gleichung ist falsch (siehe Tafel 93)</text:p>
      <text:p text:style-name="P10"/>
      <text:p text:style-name="P11">Seite 173 könnte man besser schreiben, mit alpha für die Vektoren statt a; das wäre übersichtlicher (siehe Spur einer Matrix.odf)</text:p>
      <text:p text:style-name="P11"/>
      <text:p text:style-name="P12">Ich habe Möglicherweise irgendwo statt hermitezität hermitizität geschrieb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rbel" fo:font-family="Corbel" style:font-style-name="Regular" style:font-family-generic="swiss" style:font-pitch="variable" fo:font-size="2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0S</meta:editing-duration>
    <meta:editing-cycles>11</meta:editing-cycles>
    <meta:generator>LibreOffice/4.1.4.2$Windows_x86 LibreOffice_project/0a0440ccc0227ad9829de5f46be37cfb6edcf72</meta:generator>
    <dc:date>2014-07-23T15:23:16.411000000</dc:date>
    <meta:document-statistic meta:table-count="0" meta:image-count="0" meta:object-count="0" meta:page-count="2" meta:paragraph-count="12" meta:word-count="154" meta:character-count="1141" meta:non-whitespace-character-count="999"/>
    <meta:user-defined meta:name="Info 1"/>
    <meta:user-defined meta:name="Info 2"/>
    <meta:user-defined meta:name="Info 3"/>
    <meta:user-defined meta:name="Info 4"/>
  </office:meta>
</office:document-meta>
</file>